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5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134in"/>
    </style:style>
    <style:style style:name="co3" style:family="table-column">
      <style:table-column-properties fo:break-before="auto" style:column-width="2.4846in"/>
    </style:style>
    <style:style style:name="co4" style:family="table-column">
      <style:table-column-properties fo:break-before="auto" style:column-width="2.7709in"/>
    </style:style>
    <style:style style:name="co6" style:family="table-column">
      <style:table-column-properties fo:break-before="auto" style:column-width="2.3071in"/>
    </style:style>
    <style:style style:name="ro1" style:family="table-row">
      <style:table-row-properties style:row-height="0.168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7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ce2"/>
        <table:table-column table:style-name="co4" table:default-cell-style-name="ce2"/>
        <table:table-column table:style-name="co6" table:default-cell-style-name="ce2"/>
        <table:table-row table:style-name="ro1">
          <table:table-cell office:value-type="string">
            <text:p>Sun Diameter (meters)</text:p>
          </table:table-cell>
          <table:table-cell table:style-name="ce1" office:value-type="float" office:value="699500000">
            <text:p>699500000.000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office:value-type="string">
            <text:p>Sun Apparent Diameter (degrees)</text:p>
          </table:table-cell>
          <table:table-cell office:value-type="string">
            <text:p>Sun Apparent Diameter (arc sec)</text:p>
          </table:table-cell>
        </table:table-row>
        <table:table-row table:style-name="ro1">
          <table:table-cell office:value-type="string">
            <text:p>Minimum Earth-Sun Distance (meters) :</text:p>
          </table:table-cell>
          <table:table-cell table:formula="of:=147098290000" office:value-type="float" office:value="147098290000">
            <text:p>147098290000</text:p>
          </table:table-cell>
          <table:table-cell table:formula="of:=ATAN([.$B$1]/[.B3]) * (180/PI()) * 2" office:value-type="float" office:value="0.544915861013763">
            <text:p>0.544915861</text:p>
          </table:table-cell>
          <table:table-cell table:formula="of:=[.C3]*60" office:value-type="float" office:value="32.6949516608258">
            <text:p>32.6949516608</text:p>
          </table:table-cell>
        </table:table-row>
        <table:table-row table:style-name="ro1">
          <table:table-cell office:value-type="string">
            <text:p>Maximum Earth-Sun Distance (meters) :</text:p>
          </table:table-cell>
          <table:table-cell table:formula="of:=152098232000" office:value-type="float" office:value="152098232000">
            <text:p>152098232000</text:p>
          </table:table-cell>
          <table:table-cell table:formula="of:=ATAN([.$B$1]/[.B4]) * (180/PI()) * 2" office:value-type="float" office:value="0.527003038528351">
            <text:p>0.5270030385</text:p>
          </table:table-cell>
          <table:table-cell table:formula="of:=[.C4]*60" office:value-type="float" office:value="31.6201823117011">
            <text:p>31.6201823117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Average Apparent Diameter (deg) :</text:p>
          </table:table-cell>
          <table:table-cell table:formula="of:=AVERAGE([.C3:.C4])" office:value-type="float" office:value="0.535959449771057">
            <text:p>0.5359594498</text:p>
          </table:table-cell>
          <table:table-cell table:formula="of:=[.C6]*60" office:value-type="float" office:value="32.1575669862634">
            <text:p>32.1575669863</text:p>
          </table:table-cell>
        </table:table-row>
        <table:table-row table:style-name="ro1">
          <table:table-cell/>
          <table:table-cell office:value-type="string">
            <text:p>Deviation from Average (deg) :</text:p>
          </table:table-cell>
          <table:table-cell table:formula="of:=[.C3]-[.C6]" office:value-type="float" office:value="0.00895641124270596">
            <text:p>0.0089564112</text:p>
          </table:table-cell>
          <table:table-cell table:formula="of:=[.C7]*60" office:value-type="float" office:value="0.537384674562358">
            <text:p>0.5373846746</text:p>
          </table:table-cell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31">05/31/2011</text:date>, <text:time>15:29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llard </meta:initial-creator>
    <meta:creation-date>2011-05-31T13:57:14</meta:creation-date>
    <meta:generator>OpenOffice.org/3.3$Unix OpenOffice.org_project/330m20$Build-9567</meta:generator>
    <dc:date>2011-05-31T15:29:46</dc:date>
    <dc:creator>Allard </dc:creator>
    <meta:editing-duration>PT14M16S</meta:editing-duration>
    <meta:editing-cycles>8</meta:editing-cycles>
    <meta:document-statistic meta:table-count="3" meta:cell-count="18" meta:object-count="0"/>
  </office:meta>
</office:document-meta>
</file>